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F000000F2B98ABE5748177847.png" manifest:media-type="image/png"/>
  <manifest:file-entry manifest:full-path="Pictures/100023EA00000BB000000BB0C0A883F3B6DA89CC.svg" manifest:media-type="image/svg+xml"/>
  <manifest:file-entry manifest:full-path="Pictures/10000201000000720000007215E0D1BF301AF124.png" manifest:media-type="image/png"/>
  <manifest:file-entry manifest:full-path="Pictures/1000333300000BCC00000BCC1D7BA262608B65D7.svg" manifest:media-type="image/svg+xml"/>
  <manifest:file-entry manifest:full-path="Pictures/100002010000007100000071E71F2AFDD8D918DB.png" manifest:media-type="image/png"/>
  <manifest:file-entry manifest:full-path="Pictures/10000201000000640000006490EC21672482D86A.png" manifest:media-type="image/png"/>
  <manifest:file-entry manifest:full-path="Pictures/100026FE00000A5D00000A5D01A41D769AA25074.svg" manifest:media-type="image/svg+xml"/>
  <manifest:file-entry manifest:full-path="Pictures/100002010000007200000072CB8202C745FC1F55.png" manifest:media-type="image/png"/>
  <manifest:file-entry manifest:full-path="Pictures/10000C2500000BCC00000BCC3F036AB5048AA34B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7.518cm" fo:min-width="18.4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3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5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2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9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1.056cm" fo:min-width="0.705cm"/>
    </style:style>
    <style:style style:name="gr10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1.056cm" fo:min-width="0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01cm"/>
    </style:style>
    <style:style style:name="gr12" style:family="graphic" style:parent-style-name="standard">
      <style:graphic-properties draw:stroke="none" draw:fill-color="#666666" draw:opacity="40%" draw:textarea-horizontal-align="justify" draw:textarea-vertical-align="middle" draw:auto-grow-height="false" fo:min-height="2.361cm" fo:min-width="0.429cm"/>
    </style:style>
    <style:style style:name="gr13" style:family="graphic" style:parent-style-name="standard">
      <style:graphic-properties draw:stroke="none" draw:fill-color="#e6e6ff" draw:textarea-horizontal-align="justify" draw:textarea-vertical-align="middle" draw:auto-grow-height="false" fo:min-height="5.709cm" fo:min-width="6.916cm"/>
    </style:style>
    <style:style style:name="gr14" style:family="graphic" style:parent-style-name="standard">
      <style:graphic-properties draw:stroke="none" draw:fill-color="#ffff99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-color="#99ffff" draw:textarea-vertical-align="middle"/>
    </style:style>
    <style:style style:name="gr17" style:family="graphic" style:parent-style-name="standard">
      <style:graphic-properties draw:stroke="none" draw:fill="none" fo:min-height="0.616cm"/>
    </style:style>
    <style:style style:name="gr18" style:family="graphic" style:parent-style-name="standard">
      <style:graphic-properties draw:stroke="none" draw:fill-color="#ff9999" draw:textarea-vertical-align="middle"/>
    </style:style>
    <style:style style:name="gr19" style:family="graphic" style:parent-style-name="standard">
      <style:graphic-properties draw:stroke="none" draw:fill="none" fo:min-height="0.7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rlito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arlito"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color="#6666ff" fo:font-weight="bold" style:font-weight-asian="bold" style:font-weight-complex="bold"/>
    </style:style>
    <style:style style:name="P7" style:family="paragraph">
      <loext:graphic-properties draw:fill-color="#666666" draw:opacity="40%"/>
      <style:paragraph-properties fo:text-align="center"/>
    </style:style>
    <style:style style:name="P8" style:family="paragraph">
      <style:paragraph-properties fo:text-align="center"/>
      <style:text-properties fo:font-size="22pt"/>
    </style:style>
    <style:style style:name="P9" style:family="paragraph">
      <loext:graphic-properties draw:fill-color="#e6e6ff"/>
      <style:paragraph-properties fo:text-align="center"/>
      <style:text-properties style:font-name="Carlito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-color="#99fff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-color="#ff9999"/>
      <style:paragraph-properties fo:text-align="center"/>
    </style:style>
    <style:style style:name="T1" style:family="text">
      <style:text-properties style:font-name="Carlito" fo:font-size="22pt" style:font-size-asian="22pt" style:font-size-complex="22pt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style:font-name="Carlito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09cm" svg:height="17.768cm" svg:x="3.474cm" svg:y="1.529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" draw:text-style-name="P2" draw:layer="layout" svg:width="3.019cm" svg:height="3.019cm" svg:x="3.916cm" svg:y="2.504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3" draw:text-style-name="P3" draw:layer="layout" svg:width="2.382cm" svg:height="1.026cm" svg:x="4.234cm" svg:y="5.22cm">
            <draw:text-box>
              <text:p><text:span text:style-name="T1">Editor</text:span></text:p>
            </draw:text-box>
          </draw:frame>
        </draw:g>
        <draw:g>
          <draw:g>
            <draw:frame draw:style-name="gr2" draw:text-style-name="P2" draw:layer="layout" svg:width="2.736cm" svg:height="2.735cm" svg:x="8.443cm" svg:y="2.117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4" draw:text-style-name="P5" draw:layer="layout" svg:width="2.873cm" svg:height="1.801cm" svg:x="8.375cm" svg:y="4.833cm">
            <draw:text-box>
              <text:p text:style-name="P4"><text:span text:style-name="T1">Archivo</text:span><text:span text:style-name="T1"><text:line-break/></text:span><text:span text:style-name="T1">fuente</text:span></text:p>
            </draw:text-box>
          </draw:frame>
        </draw:g>
        <draw:g>
          <draw:g>
            <draw:frame draw:style-name="gr2" draw:text-style-name="P2" draw:layer="layout" svg:width="3.019cm" svg:height="3.019cm" svg:x="13.263cm" svg:y="2.50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3" draw:layer="layout" svg:width="4.168cm" svg:height="1.026cm" svg:x="12.688cm" svg:y="5.42cm">
            <draw:text-box>
              <text:p><text:span text:style-name="T1">Compilador</text:span></text:p>
            </draw:text-box>
          </draw:frame>
        </draw:g>
        <draw:g>
          <draw:g>
            <draw:frame draw:style-name="gr2" draw:text-style-name="P2" draw:layer="layout" svg:width="3.019cm" svg:height="3.019cm" svg:x="18.258cm" svg:y="8.38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6" draw:text-style-name="P5" draw:layer="layout" svg:width="4.075cm" svg:height="1.801cm" svg:x="17.73cm" svg:y="11.3cm">
            <draw:text-box>
              <text:p text:style-name="P4"><text:span text:style-name="T1">Vinculador</text:span></text:p>
              <text:p text:style-name="P4"><text:span text:style-name="T1">o linkeditor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3.273cm" svg:y="8.38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2" draw:text-style-name="P2" draw:layer="layout" svg:width="1.633cm" svg:height="1.633cm" svg:x="13.931cm" svg:y="9.409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7" draw:text-style-name="P5" draw:layer="layout" svg:width="3.779cm" svg:height="1.801cm" svg:x="12.828cm" svg:y="11.4cm">
            <draw:text-box>
              <text:p text:style-name="P4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8.212cm" svg:y="1.93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4" draw:text-style-name="P5" draw:layer="layout" svg:width="2.873cm" svg:height="1.801cm" svg:x="18.22cm" svg:y="4.95cm">
              <draw:text-box>
                <text:p text:style-name="P4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6" draw:layer="layout" svg:width="2.259cm" svg:height="1.673cm" svg:x="18.564cm" svg:y="3.151cm">
            <draw:text-box>
              <text:p text:style-name="P4"><text:span text:style-name="T2">0101</text:span></text:p>
              <text:p text:style-name="P4"><text:span text:style-name="T2">10101</text:span></text:p>
            </draw:text-box>
          </draw:frame>
        </draw:g>
        <draw:custom-shape draw:style-name="gr9" draw:text-style-name="P7" draw:layer="layout" svg:width="1.377cm" svg:height="2.611cm" svg:x="11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6.9cm" svg:y="3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draw:transform="rotate (-3.14159265358979) translate (18.018cm 11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29cm" svg:height="2.611cm" draw:transform="rotate (-1.5707963267949) translate (21.084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16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2.421cm" svg:height="2.451cm" svg:x="18.552cm" svg:y="14.446cm">
            <draw:image xlink:href="Pictures/10000201000000EF000000F2B98ABE5748177847.png" xlink:type="simple" xlink:show="embed" xlink:actuate="onLoad">
              <text:p/>
            </draw:image>
          </draw:frame>
          <draw:frame draw:style-name="gr11" draw:text-style-name="P5" draw:layer="layout" svg:width="3.601cm" svg:height="1.026cm" svg:x="17.962cm" svg:y="17.083cm">
            <draw:text-box>
              <text:p text:style-name="P4"><text:span text:style-name="T1">Biblioteca</text:span></text:p>
            </draw:text-box>
          </draw:frame>
        </draw:g>
        <draw:custom-shape draw:style-name="gr12" draw:text-style-name="P7" draw:layer="layout" svg:width="0.929cm" svg:height="2.611cm" draw:transform="rotate (-1.5707963267949) translate (21.068cm 13.03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8.909cm" svg:height="17.768cm" svg:x="3.474cm" svg:y="1.5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416cm" svg:height="5.959cm" svg:x="3.916cm" svg:y="1.529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>Edición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" draw:text-style-name="P2" draw:layer="layout" svg:width="3.019cm" svg:height="3.019cm" svg:x="3.916cm" svg:y="2.504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3" draw:text-style-name="P3" draw:layer="layout" svg:width="2.382cm" svg:height="1.026cm" svg:x="4.234cm" svg:y="5.22cm">
            <draw:text-box>
              <text:p><text:span text:style-name="T1">Editor</text:span></text:p>
            </draw:text-box>
          </draw:frame>
        </draw:g>
        <draw:g>
          <draw:g>
            <draw:frame draw:style-name="gr2" draw:text-style-name="P2" draw:layer="layout" svg:width="2.736cm" svg:height="2.735cm" svg:x="8.443cm" svg:y="2.117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4" draw:text-style-name="P5" draw:layer="layout" svg:width="2.873cm" svg:height="1.801cm" svg:x="8.375cm" svg:y="4.833cm">
            <draw:text-box>
              <text:p text:style-name="P4"><text:span text:style-name="T1">Archivo</text:span><text:span text:style-name="T1"><text:line-break/></text:span><text:span text:style-name="T1">fuente</text:span></text:p>
            </draw:text-box>
          </draw:frame>
        </draw:g>
        <draw:g>
          <draw:g>
            <draw:frame draw:style-name="gr2" draw:text-style-name="P2" draw:layer="layout" svg:width="3.019cm" svg:height="3.019cm" svg:x="13.263cm" svg:y="2.50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3" draw:layer="layout" svg:width="4.168cm" svg:height="1.026cm" svg:x="12.688cm" svg:y="5.42cm">
            <draw:text-box>
              <text:p><text:span text:style-name="T1">Compilador</text:span></text:p>
            </draw:text-box>
          </draw:frame>
        </draw:g>
        <draw:g>
          <draw:g>
            <draw:frame draw:style-name="gr2" draw:text-style-name="P2" draw:layer="layout" svg:width="3.019cm" svg:height="3.019cm" svg:x="18.258cm" svg:y="8.38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6" draw:text-style-name="P5" draw:layer="layout" svg:width="4.075cm" svg:height="1.801cm" svg:x="17.73cm" svg:y="11.3cm">
            <draw:text-box>
              <text:p text:style-name="P4"><text:span text:style-name="T1">Vinculador</text:span></text:p>
              <text:p text:style-name="P4"><text:span text:style-name="T1">o linkeditor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3.273cm" svg:y="8.38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2" draw:text-style-name="P2" draw:layer="layout" svg:width="1.633cm" svg:height="1.633cm" svg:x="13.931cm" svg:y="9.409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7" draw:text-style-name="P5" draw:layer="layout" svg:width="3.779cm" svg:height="1.801cm" svg:x="12.828cm" svg:y="11.4cm">
            <draw:text-box>
              <text:p text:style-name="P4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8.212cm" svg:y="1.93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4" draw:text-style-name="P5" draw:layer="layout" svg:width="2.873cm" svg:height="1.801cm" svg:x="18.22cm" svg:y="4.95cm">
              <draw:text-box>
                <text:p text:style-name="P4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6" draw:layer="layout" svg:width="2.259cm" svg:height="1.673cm" svg:x="18.564cm" svg:y="3.151cm">
            <draw:text-box>
              <text:p text:style-name="P4"><text:span text:style-name="T2">0101</text:span></text:p>
              <text:p text:style-name="P4"><text:span text:style-name="T2">10101</text:span></text:p>
            </draw:text-box>
          </draw:frame>
        </draw:g>
        <draw:custom-shape draw:style-name="gr9" draw:text-style-name="P7" draw:layer="layout" svg:width="1.377cm" svg:height="2.611cm" svg:x="11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6.9cm" svg:y="3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draw:transform="rotate (-3.14159265358979) translate (18.018cm 11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29cm" svg:height="2.611cm" draw:transform="rotate (-1.5707963267949) translate (21.084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16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2.421cm" svg:height="2.451cm" svg:x="18.552cm" svg:y="14.446cm">
            <draw:image xlink:href="Pictures/10000201000000EF000000F2B98ABE5748177847.png" xlink:type="simple" xlink:show="embed" xlink:actuate="onLoad">
              <text:p/>
            </draw:image>
          </draw:frame>
          <draw:frame draw:style-name="gr11" draw:text-style-name="P5" draw:layer="layout" svg:width="3.601cm" svg:height="1.026cm" svg:x="17.962cm" svg:y="17.083cm">
            <draw:text-box>
              <text:p text:style-name="P4"><text:span text:style-name="T1">Biblioteca</text:span></text:p>
            </draw:text-box>
          </draw:frame>
        </draw:g>
        <draw:custom-shape draw:style-name="gr12" draw:text-style-name="P7" draw:layer="layout" svg:width="0.929cm" svg:height="2.611cm" draw:transform="rotate (-1.5707963267949) translate (21.068cm 13.03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18.909cm" svg:height="17.768cm" svg:x="3.474cm" svg:y="1.5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416cm" svg:height="5.959cm" svg:x="3.916cm" svg:y="1.529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>Edición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" draw:text-style-name="P2" draw:layer="layout" svg:width="3.019cm" svg:height="3.019cm" svg:x="3.916cm" svg:y="2.504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3" draw:text-style-name="P3" draw:layer="layout" svg:width="2.382cm" svg:height="1.026cm" svg:x="4.234cm" svg:y="5.22cm">
            <draw:text-box>
              <text:p><text:span text:style-name="T1">Editor</text:span></text:p>
            </draw:text-box>
          </draw:frame>
        </draw:g>
        <draw:g>
          <draw:g>
            <draw:frame draw:style-name="gr2" draw:text-style-name="P2" draw:layer="layout" svg:width="2.736cm" svg:height="2.735cm" svg:x="8.443cm" svg:y="2.117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4" draw:text-style-name="P5" draw:layer="layout" svg:width="2.873cm" svg:height="1.801cm" svg:x="8.375cm" svg:y="4.833cm">
            <draw:text-box>
              <text:p text:style-name="P4"><text:span text:style-name="T1">Archivo</text:span><text:span text:style-name="T1"><text:line-break/></text:span><text:span text:style-name="T1">fuente</text:span></text:p>
            </draw:text-box>
          </draw:frame>
        </draw:g>
        <draw:polygon draw:style-name="gr14" draw:text-style-name="P10" draw:layer="layout" svg:width="17.805cm" svg:height="7.624cm" svg:x="3.949cm" svg:y="1.546cm" svg:viewBox="0 0 17806 7625" draw:points="0,6250 7752,6250 8566,0 17806,0 17806,5892 9214,5896 7937,7625 0,7625">
          <text:p/>
        </draw:polygon>
        <draw:g>
          <draw:g>
            <draw:frame draw:style-name="gr2" draw:text-style-name="P2" draw:layer="layout" svg:width="3.019cm" svg:height="3.019cm" svg:x="13.263cm" svg:y="2.50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3" draw:layer="layout" svg:width="4.168cm" svg:height="1.026cm" svg:x="12.688cm" svg:y="5.42cm">
            <draw:text-box>
              <text:p><text:span text:style-name="T1">Compilador</text:span></text:p>
            </draw:text-box>
          </draw:frame>
        </draw:g>
        <draw:g>
          <draw:g>
            <draw:frame draw:style-name="gr2" draw:text-style-name="P2" draw:layer="layout" svg:width="3.019cm" svg:height="3.019cm" svg:x="18.258cm" svg:y="8.38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6" draw:text-style-name="P5" draw:layer="layout" svg:width="4.075cm" svg:height="1.801cm" svg:x="17.73cm" svg:y="11.3cm">
            <draw:text-box>
              <text:p text:style-name="P4"><text:span text:style-name="T1">Vinculador</text:span></text:p>
              <text:p text:style-name="P4"><text:span text:style-name="T1">o linkeditor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3.273cm" svg:y="8.38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2" draw:text-style-name="P2" draw:layer="layout" svg:width="1.633cm" svg:height="1.633cm" svg:x="13.931cm" svg:y="9.409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7" draw:text-style-name="P5" draw:layer="layout" svg:width="3.779cm" svg:height="1.801cm" svg:x="12.828cm" svg:y="11.4cm">
            <draw:text-box>
              <text:p text:style-name="P4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8.212cm" svg:y="1.93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4" draw:text-style-name="P5" draw:layer="layout" svg:width="2.873cm" svg:height="1.801cm" svg:x="18.22cm" svg:y="4.95cm">
              <draw:text-box>
                <text:p text:style-name="P4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6" draw:layer="layout" svg:width="2.259cm" svg:height="1.673cm" svg:x="18.564cm" svg:y="3.151cm">
            <draw:text-box>
              <text:p text:style-name="P4"><text:span text:style-name="T2">0101</text:span></text:p>
              <text:p text:style-name="P4"><text:span text:style-name="T2">10101</text:span></text:p>
            </draw:text-box>
          </draw:frame>
        </draw:g>
        <draw:custom-shape draw:style-name="gr9" draw:text-style-name="P7" draw:layer="layout" svg:width="1.377cm" svg:height="2.611cm" svg:x="11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6.9cm" svg:y="3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draw:transform="rotate (-3.14159265358979) translate (18.018cm 11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29cm" svg:height="2.611cm" draw:transform="rotate (-1.5707963267949) translate (21.084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16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2.421cm" svg:height="2.451cm" svg:x="18.552cm" svg:y="14.446cm">
            <draw:image xlink:href="Pictures/10000201000000EF000000F2B98ABE5748177847.png" xlink:type="simple" xlink:show="embed" xlink:actuate="onLoad">
              <text:p/>
            </draw:image>
          </draw:frame>
          <draw:frame draw:style-name="gr11" draw:text-style-name="P5" draw:layer="layout" svg:width="3.601cm" svg:height="1.026cm" svg:x="17.962cm" svg:y="17.083cm">
            <draw:text-box>
              <text:p text:style-name="P4"><text:span text:style-name="T1">Biblioteca</text:span></text:p>
            </draw:text-box>
          </draw:frame>
        </draw:g>
        <draw:custom-shape draw:style-name="gr12" draw:text-style-name="P7" draw:layer="layout" svg:width="0.929cm" svg:height="2.611cm" draw:transform="rotate (-1.5707963267949) translate (21.068cm 13.03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3.982cm" svg:height="1.026cm" svg:x="5.716cm" svg:y="7.964cm">
          <draw:text-box>
            <text:p text:style-name="P11"><text:span text:style-name="T3">Traducción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8.909cm" svg:height="17.768cm" svg:x="3.474cm" svg:y="1.5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416cm" svg:height="5.959cm" svg:x="3.916cm" svg:y="1.529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>Edición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" draw:text-style-name="P2" draw:layer="layout" svg:width="3.019cm" svg:height="3.019cm" svg:x="3.916cm" svg:y="2.504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3" draw:text-style-name="P3" draw:layer="layout" svg:width="2.382cm" svg:height="1.026cm" svg:x="4.234cm" svg:y="5.22cm">
            <draw:text-box>
              <text:p><text:span text:style-name="T1">Editor</text:span></text:p>
            </draw:text-box>
          </draw:frame>
        </draw:g>
        <draw:g>
          <draw:g>
            <draw:frame draw:style-name="gr2" draw:text-style-name="P2" draw:layer="layout" svg:width="2.736cm" svg:height="2.735cm" svg:x="8.443cm" svg:y="2.117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4" draw:text-style-name="P5" draw:layer="layout" svg:width="2.873cm" svg:height="1.801cm" svg:x="8.375cm" svg:y="4.833cm">
            <draw:text-box>
              <text:p text:style-name="P4"><text:span text:style-name="T1">Archivo</text:span><text:span text:style-name="T1"><text:line-break/></text:span><text:span text:style-name="T1">fuente</text:span></text:p>
            </draw:text-box>
          </draw:frame>
        </draw:g>
        <draw:polygon draw:style-name="gr14" draw:text-style-name="P10" draw:layer="layout" svg:width="17.805cm" svg:height="7.624cm" svg:x="3.949cm" svg:y="1.546cm" svg:viewBox="0 0 17806 7625" draw:points="0,6250 7752,6250 8566,0 17806,0 17806,5892 9214,5896 7937,7625 0,7625">
          <text:p/>
        </draw:polygon>
        <draw:g>
          <draw:g>
            <draw:frame draw:style-name="gr2" draw:text-style-name="P2" draw:layer="layout" svg:width="3.019cm" svg:height="3.019cm" svg:x="13.263cm" svg:y="2.50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3" draw:layer="layout" svg:width="4.168cm" svg:height="1.026cm" svg:x="12.688cm" svg:y="5.42cm">
            <draw:text-box>
              <text:p><text:span text:style-name="T1">Compilador</text:span></text:p>
            </draw:text-box>
          </draw:frame>
        </draw:g>
        <draw:polygon draw:style-name="gr16" draw:text-style-name="P13" draw:layer="layout" svg:width="17.834cm" svg:height="10.494cm" svg:x="3.95cm" svg:y="7.909cm" svg:viewBox="0 0 17835 10495" draw:points="0,1635 8368,1617 9486,0 17806,0 17835,10495 13484,10495 7937,3010 0,3010">
          <text:p/>
        </draw:polygon>
        <draw:g>
          <draw:g>
            <draw:frame draw:style-name="gr2" draw:text-style-name="P2" draw:layer="layout" svg:width="3.019cm" svg:height="3.019cm" svg:x="18.258cm" svg:y="8.38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6" draw:text-style-name="P5" draw:layer="layout" svg:width="4.075cm" svg:height="1.801cm" svg:x="17.73cm" svg:y="11.3cm">
            <draw:text-box>
              <text:p text:style-name="P4"><text:span text:style-name="T1">Vinculador</text:span></text:p>
              <text:p text:style-name="P4"><text:span text:style-name="T1">o linkeditor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3.273cm" svg:y="8.38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2" draw:text-style-name="P2" draw:layer="layout" svg:width="1.633cm" svg:height="1.633cm" svg:x="13.931cm" svg:y="9.409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7" draw:text-style-name="P5" draw:layer="layout" svg:width="3.779cm" svg:height="1.801cm" svg:x="12.828cm" svg:y="11.4cm">
            <draw:text-box>
              <text:p text:style-name="P4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8.212cm" svg:y="1.93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4" draw:text-style-name="P5" draw:layer="layout" svg:width="2.873cm" svg:height="1.801cm" svg:x="18.22cm" svg:y="4.95cm">
              <draw:text-box>
                <text:p text:style-name="P4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6" draw:layer="layout" svg:width="2.259cm" svg:height="1.673cm" svg:x="18.564cm" svg:y="3.151cm">
            <draw:text-box>
              <text:p text:style-name="P4"><text:span text:style-name="T2">0101</text:span></text:p>
              <text:p text:style-name="P4"><text:span text:style-name="T2">10101</text:span></text:p>
            </draw:text-box>
          </draw:frame>
        </draw:g>
        <draw:custom-shape draw:style-name="gr9" draw:text-style-name="P7" draw:layer="layout" svg:width="1.377cm" svg:height="2.611cm" svg:x="11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6.9cm" svg:y="3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draw:transform="rotate (-3.14159265358979) translate (18.018cm 11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29cm" svg:height="2.611cm" draw:transform="rotate (-1.5707963267949) translate (21.084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16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2.421cm" svg:height="2.451cm" svg:x="18.552cm" svg:y="14.446cm">
            <draw:image xlink:href="Pictures/10000201000000EF000000F2B98ABE5748177847.png" xlink:type="simple" xlink:show="embed" xlink:actuate="onLoad">
              <text:p/>
            </draw:image>
          </draw:frame>
          <draw:frame draw:style-name="gr11" draw:text-style-name="P5" draw:layer="layout" svg:width="3.601cm" svg:height="1.026cm" svg:x="17.962cm" svg:y="17.083cm">
            <draw:text-box>
              <text:p text:style-name="P4"><text:span text:style-name="T1">Biblioteca</text:span></text:p>
            </draw:text-box>
          </draw:frame>
        </draw:g>
        <draw:custom-shape draw:style-name="gr12" draw:text-style-name="P7" draw:layer="layout" svg:width="0.929cm" svg:height="2.611cm" draw:transform="rotate (-1.5707963267949) translate (21.068cm 13.03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3.982cm" svg:height="1.026cm" svg:x="5.716cm" svg:y="7.964cm">
          <draw:text-box>
            <text:p text:style-name="P11"><text:span text:style-name="T3">Traducción</text:span></text:p>
          </draw:text-box>
        </draw:frame>
        <draw:frame draw:style-name="gr17" draw:text-style-name="P14" draw:layer="layout" svg:width="4.704cm" svg:height="1.026cm" svg:x="5.526cm" svg:y="9.746cm">
          <draw:text-box>
            <text:p text:style-name="P11"><text:span text:style-name="T3">Vinculación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8.909cm" svg:height="17.768cm" svg:x="3.474cm" svg:y="1.5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416cm" svg:height="5.959cm" svg:x="3.916cm" svg:y="1.529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>Edición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" draw:text-style-name="P2" draw:layer="layout" svg:width="3.019cm" svg:height="3.019cm" svg:x="3.916cm" svg:y="2.504cm">
                <draw:image xlink:href="Pictures/10000C2500000BCC00000BCC3F036AB5048AA34B.svg" xlink:type="simple" xlink:show="embed" xlink:actuate="onLoad">
                  <text:p/>
                </draw:image>
                <draw:image xlink:href="Pictures/100002010000007200000072CB8202C745FC1F55.png" xlink:type="simple" xlink:show="embed" xlink:actuate="onLoad"/>
              </draw:frame>
            </draw:g>
          </draw:g>
          <draw:frame draw:style-name="gr3" draw:text-style-name="P3" draw:layer="layout" svg:width="2.382cm" svg:height="1.026cm" svg:x="4.234cm" svg:y="5.22cm">
            <draw:text-box>
              <text:p><text:span text:style-name="T1">Editor</text:span></text:p>
            </draw:text-box>
          </draw:frame>
        </draw:g>
        <draw:g>
          <draw:g>
            <draw:frame draw:style-name="gr2" draw:text-style-name="P2" draw:layer="layout" svg:width="2.736cm" svg:height="2.735cm" svg:x="8.443cm" svg:y="2.117cm">
              <draw:image xlink:href="Pictures/100026FE00000A5D00000A5D01A41D769AA25074.svg" xlink:type="simple" xlink:show="embed" xlink:actuate="onLoad">
                <text:p/>
              </draw:image>
              <draw:image xlink:href="Pictures/10000201000000640000006490EC21672482D86A.png" xlink:type="simple" xlink:show="embed" xlink:actuate="onLoad"/>
            </draw:frame>
          </draw:g>
          <draw:frame draw:style-name="gr4" draw:text-style-name="P5" draw:layer="layout" svg:width="2.873cm" svg:height="1.801cm" svg:x="8.375cm" svg:y="4.833cm">
            <draw:text-box>
              <text:p text:style-name="P4"><text:span text:style-name="T1">Archivo</text:span><text:span text:style-name="T1"><text:line-break/></text:span><text:span text:style-name="T1">fuente</text:span></text:p>
            </draw:text-box>
          </draw:frame>
        </draw:g>
        <draw:polygon draw:style-name="gr14" draw:text-style-name="P10" draw:layer="layout" svg:width="17.805cm" svg:height="7.624cm" svg:x="3.949cm" svg:y="1.546cm" svg:viewBox="0 0 17806 7625" draw:points="0,6250 7752,6250 8566,0 17806,0 17806,5892 9214,5896 7937,7625 0,7625">
          <text:p/>
        </draw:polygon>
        <draw:g>
          <draw:g>
            <draw:frame draw:style-name="gr2" draw:text-style-name="P2" draw:layer="layout" svg:width="3.019cm" svg:height="3.019cm" svg:x="13.263cm" svg:y="2.50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5" draw:text-style-name="P3" draw:layer="layout" svg:width="4.168cm" svg:height="1.026cm" svg:x="12.688cm" svg:y="5.42cm">
            <draw:text-box>
              <text:p><text:span text:style-name="T1">Compilador</text:span></text:p>
            </draw:text-box>
          </draw:frame>
        </draw:g>
        <draw:polygon draw:style-name="gr16" draw:text-style-name="P13" draw:layer="layout" svg:width="17.834cm" svg:height="10.494cm" svg:x="3.95cm" svg:y="7.909cm" svg:viewBox="0 0 17835 10495" draw:points="0,1635 8368,1617 9486,0 17806,0 17835,10495 13484,10495 7937,3010 0,3010">
          <text:p/>
        </draw:polygon>
        <draw:g>
          <draw:g>
            <draw:frame draw:style-name="gr2" draw:text-style-name="P2" draw:layer="layout" svg:width="3.019cm" svg:height="3.019cm" svg:x="18.258cm" svg:y="8.384cm">
              <draw:image xlink:href="Pictures/1000333300000BCC00000BCC1D7BA262608B65D7.svg" xlink:type="simple" xlink:show="embed" xlink:actuate="onLoad">
                <text:p/>
              </draw:image>
              <draw:image xlink:href="Pictures/10000201000000720000007215E0D1BF301AF124.png" xlink:type="simple" xlink:show="embed" xlink:actuate="onLoad"/>
            </draw:frame>
          </draw:g>
          <draw:frame draw:style-name="gr6" draw:text-style-name="P5" draw:layer="layout" svg:width="4.075cm" svg:height="1.801cm" svg:x="17.73cm" svg:y="11.3cm">
            <draw:text-box>
              <text:p text:style-name="P4"><text:span text:style-name="T1">Vinculador</text:span></text:p>
              <text:p text:style-name="P4"><text:span text:style-name="T1">o linkeditor</text:span></text:p>
            </draw:text-box>
          </draw:frame>
        </draw:g>
        <draw:g>
          <draw:path draw:style-name="gr18" draw:text-style-name="P15" draw:layer="layout" svg:width="12.689cm" svg:height="5.291cm" svg:x="3.951cm" svg:y="7.837cm" svg:viewBox="0 0 12690 5292" svg:d="M0 3437c2708-6 5417-12 8125-18 361-1140 722-2279 1083-3419 1151 0 2303 0 3454 0 9 1764 19 3528 28 5292-1161 0-2321 0-3482 0-371-148-742-295-1114-443-2698 5-5396 9-8094 14 0-475 0-951 0-1426z">
            <text:p/>
          </draw:path>
          <draw:frame draw:style-name="gr19" draw:text-style-name="P2" draw:layer="layout" svg:width="4.567cm" svg:height="1.026cm" svg:x="5.394cm" svg:y="11.439cm">
            <draw:text-box>
              <text:p text:style-name="P4"><text:span text:style-name="T3">Ejecución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3.273cm" svg:y="8.38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  <draw:frame draw:style-name="gr2" draw:text-style-name="P2" draw:layer="layout" svg:width="1.633cm" svg:height="1.633cm" svg:x="13.931cm" svg:y="9.409cm">
                <draw:image xlink:href="Pictures/1000333300000BCC00000BCC1D7BA262608B65D7.svg" xlink:type="simple" xlink:show="embed" xlink:actuate="onLoad">
                  <text:p/>
                </draw:image>
                <draw:image xlink:href="Pictures/10000201000000720000007215E0D1BF301AF124.png" xlink:type="simple" xlink:show="embed" xlink:actuate="onLoad"/>
              </draw:frame>
            </draw:g>
          </draw:g>
          <draw:frame draw:style-name="gr7" draw:text-style-name="P5" draw:layer="layout" svg:width="3.779cm" svg:height="1.801cm" svg:x="12.828cm" svg:y="11.4cm">
            <draw:text-box>
              <text:p text:style-name="P4"><text:span text:style-name="T1">Archivo</text:span><text:span text:style-name="T1"><text:line-break/></text:span><text:span text:style-name="T1">ejecutable</text:span></text:p>
            </draw:text-box>
          </draw:frame>
        </draw:g>
        <draw:g>
          <draw:g>
            <draw:g>
              <draw:frame draw:style-name="gr2" draw:text-style-name="P2" draw:layer="layout" svg:width="2.888cm" svg:height="3.093cm" svg:x="18.212cm" svg:y="1.934cm">
                <draw:image xlink:href="Pictures/100023EA00000BB000000BB0C0A883F3B6DA89CC.svg" xlink:type="simple" xlink:show="embed" xlink:actuate="onLoad">
                  <text:p/>
                </draw:image>
                <draw:image xlink:href="Pictures/100002010000007100000071E71F2AFDD8D918DB.png" xlink:type="simple" xlink:show="embed" xlink:actuate="onLoad"/>
              </draw:frame>
            </draw:g>
            <draw:frame draw:style-name="gr4" draw:text-style-name="P5" draw:layer="layout" svg:width="2.873cm" svg:height="1.801cm" svg:x="18.22cm" svg:y="4.95cm">
              <draw:text-box>
                <text:p text:style-name="P4"><text:span text:style-name="T1">Archivo</text:span><text:span text:style-name="T1"><text:line-break/></text:span><text:span text:style-name="T1">objeto</text:span></text:p>
              </draw:text-box>
            </draw:frame>
          </draw:g>
          <draw:frame draw:style-name="gr8" draw:text-style-name="P6" draw:layer="layout" svg:width="2.259cm" svg:height="1.673cm" svg:x="18.564cm" svg:y="3.151cm">
            <draw:text-box>
              <text:p text:style-name="P4"><text:span text:style-name="T2">0101</text:span></text:p>
              <text:p text:style-name="P4"><text:span text:style-name="T2">10101</text:span></text:p>
            </draw:text-box>
          </draw:frame>
        </draw:g>
        <draw:custom-shape draw:style-name="gr9" draw:text-style-name="P7" draw:layer="layout" svg:width="1.377cm" svg:height="2.611cm" svg:x="11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6.9cm" svg:y="3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draw:transform="rotate (-3.14159265358979) translate (18.018cm 11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29cm" svg:height="2.611cm" draw:transform="rotate (-1.5707963267949) translate (21.084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377cm" svg:height="2.611cm" svg:x="16.571cm" svg:y="3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2.421cm" svg:height="2.451cm" svg:x="18.552cm" svg:y="14.446cm">
            <draw:image xlink:href="Pictures/10000201000000EF000000F2B98ABE5748177847.png" xlink:type="simple" xlink:show="embed" xlink:actuate="onLoad">
              <text:p/>
            </draw:image>
          </draw:frame>
          <draw:frame draw:style-name="gr11" draw:text-style-name="P5" draw:layer="layout" svg:width="3.601cm" svg:height="1.026cm" svg:x="17.962cm" svg:y="17.083cm">
            <draw:text-box>
              <text:p text:style-name="P4"><text:span text:style-name="T1">Biblioteca</text:span></text:p>
            </draw:text-box>
          </draw:frame>
        </draw:g>
        <draw:custom-shape draw:style-name="gr12" draw:text-style-name="P7" draw:layer="layout" svg:width="0.929cm" svg:height="2.611cm" draw:transform="rotate (-1.5707963267949) translate (21.068cm 13.03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3.982cm" svg:height="1.026cm" svg:x="5.716cm" svg:y="7.964cm">
          <draw:text-box>
            <text:p text:style-name="P11"><text:span text:style-name="T3">Traducción</text:span></text:p>
          </draw:text-box>
        </draw:frame>
        <draw:frame draw:style-name="gr17" draw:text-style-name="P14" draw:layer="layout" svg:width="4.704cm" svg:height="1.026cm" svg:x="5.526cm" svg:y="9.746cm">
          <draw:text-box>
            <text:p text:style-name="P11"><text:span text:style-name="T3">Vincul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23T16:52:33.836736690</meta:creation-date>
    <dc:date>2016-05-23T16:57:19.132172407</dc:date>
    <dc:creator>Eduardo Grosclaude</dc:creator>
    <meta:editing-duration>PT11S</meta:editing-duration>
    <meta:editing-cycles>1</meta:editing-cycles>
    <meta:document-statistic meta:object-count="212"/>
    <meta:generator>LibreOffice/5.0.4.2$Linux_X86_64 LibreOffice_project/2b9802c1994aa0b7dc6079e128979269cf95bc78</meta:generator>
  </office:meta>
</office:document-meta>
</file>